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JKTokenizer.next( final Token reusableToken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2">
            <text:p text:style-name="Table_20_Contents">42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CJKTokenizer.CJKTokeniz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